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df6" officeooo:paragraph-rsid="0001ddf6"/>
    </style:style>
    <style:style style:name="P2" style:family="paragraph" style:parent-style-name="Standard">
      <style:text-properties fo:font-weight="bold" officeooo:rsid="0001ddf6" officeooo:paragraph-rsid="0001ddf6" style:font-weight-asian="bold" style:font-weight-complex="bold"/>
    </style:style>
    <style:style style:name="P3" style:family="paragraph" style:parent-style-name="Standard" style:list-style-name="L3">
      <style:text-properties fo:font-weight="normal" officeooo:rsid="0003c86a" officeooo:paragraph-rsid="000ad45d" style:font-weight-asian="normal" style:font-weight-complex="normal"/>
    </style:style>
    <style:style style:name="P4" style:family="paragraph" style:parent-style-name="Standard" style:list-style-name="L3">
      <style:text-properties officeooo:paragraph-rsid="0004de3b"/>
    </style:style>
    <style:style style:name="P5" style:family="paragraph" style:parent-style-name="Standard" style:list-style-name="L3">
      <style:text-properties officeooo:paragraph-rsid="0008fb75"/>
    </style:style>
    <style:style style:name="P6" style:family="paragraph" style:parent-style-name="Standard" style:list-style-name="L3">
      <style:text-properties officeooo:paragraph-rsid="000ad45d"/>
    </style:style>
    <style:style style:name="P7" style:family="paragraph" style:parent-style-name="Standard" style:list-style-name="L3">
      <style:text-properties officeooo:paragraph-rsid="0006837c"/>
    </style:style>
    <style:style style:name="P8" style:family="paragraph" style:parent-style-name="Standard" style:list-style-name="L3">
      <style:text-properties officeooo:paragraph-rsid="000ae613"/>
    </style:style>
    <style:style style:name="P9" style:family="paragraph" style:parent-style-name="Standard" style:list-style-name="L3">
      <style:text-properties officeooo:rsid="0006837c" officeooo:paragraph-rsid="0008fb75"/>
    </style:style>
    <style:style style:name="P10" style:family="paragraph" style:parent-style-name="Standard" style:list-style-name="L3">
      <style:text-properties officeooo:rsid="0008fb75" officeooo:paragraph-rsid="0008fb75"/>
    </style:style>
    <style:style style:name="P11" style:family="paragraph" style:parent-style-name="Standard">
      <style:text-properties officeooo:paragraph-rsid="0001ddf6"/>
    </style:style>
    <style:style style:name="T1" style:family="text">
      <style:text-properties officeooo:rsid="0001ddf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ddf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c86a" style:font-weight-asian="normal" style:font-weight-complex="normal"/>
    </style:style>
    <style:style style:name="T6" style:family="text">
      <style:text-properties fo:font-weight="normal" officeooo:rsid="0004de3b" style:font-weight-asian="normal" style:font-weight-complex="normal"/>
    </style:style>
    <style:style style:name="T7" style:family="text">
      <style:text-properties fo:font-weight="normal" officeooo:rsid="0006c674" style:font-weight-asian="normal" style:font-weight-complex="normal"/>
    </style:style>
    <style:style style:name="T8" style:family="text">
      <style:text-properties fo:font-weight="normal" officeooo:rsid="00083593" style:font-weight-asian="normal" style:font-weight-complex="normal"/>
    </style:style>
    <style:style style:name="T9" style:family="text">
      <style:text-properties fo:font-weight="normal" officeooo:rsid="0008fb75" style:font-weight-asian="normal" style:font-weight-complex="normal"/>
    </style:style>
    <style:style style:name="T10" style:family="text">
      <style:text-properties fo:font-weight="normal" officeooo:rsid="0006837c" style:font-weight-asian="normal" style:font-weight-complex="normal"/>
    </style:style>
    <style:style style:name="T11" style:family="text">
      <style:text-properties fo:font-weight="normal" officeooo:rsid="000ad45d" style:font-weight-asian="normal" style:font-weight-complex="normal"/>
    </style:style>
    <style:style style:name="T12" style:family="text">
      <style:text-properties fo:font-weight="normal" officeooo:rsid="000ae613" style:font-weight-asian="normal" style:font-weight-complex="normal"/>
    </style:style>
    <style:style style:name="T13" style:family="text">
      <style:text-properties fo:font-weight="normal" officeooo:rsid="0001ddf6" style:font-weight-asian="normal" style:font-weight-complex="normal"/>
    </style:style>
    <style:style style:name="T14" style:family="text">
      <style:text-properties officeooo:rsid="0004de3b"/>
    </style:style>
    <style:style style:name="T15" style:family="text">
      <style:text-properties officeooo:rsid="0008fb75"/>
    </style:style>
    <style:style style:name="T16" style:family="text">
      <style:text-properties officeooo:rsid="000ad4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</text:p>
      <text:p text:style-name="P1"/>
      <text:p text:style-name="P1"><text:span text:style-name="T2">1.</text:span> <text:span text:style-name="T2">Nome do Sistema</text:span>: DIVERSITY</text:p>
      <text:p text:style-name="P1"/>
      <text:p text:style-name="P1"><text:span text:style-name="T2">2. Título curto descritivo:</text:span> Sistema para vagas de emprego para minorias (PCDs, negros, LGBTQIA+)</text:p>
      <text:p text:style-name="P1"/>
      <text:p text:style-name="P1"><text:span text:style-name="T2">3. Integrantes do Grupo:</text:span> Gabriel Scola e Brenda Andrade Ribeiro</text:p>
      <text:p text:style-name="P1"/>
      <text:p text:style-name="P1"><text:span text:style-name="T2">4. Resumos explicativo do sistema: </text:span>O sistema tem o objetivo de ser um website, com o público alvo sendo minorias como PCDs, negros, LGBTQIA+, etc. que buscam emprego. Inspirado no LinkedIn.</text:p>
      <text:p text:style-name="P1"/>
      <text:p text:style-name="P2">5. Estado atual do projeto?</text:p>
      <text:p text:style-name="P2"/>
      <text:p text:style-name="P2">6. Como está implementação? <text:span text:style-name="T5">Nada</text:span></text:p>
      <text:p text:style-name="P2"/>
      <text:p text:style-name="P11"><text:span text:style-name="T3">7. Linguagem, Banco de dados e Tecnologias envolvidas? </text:span><text:span text:style-name="T13">React, Javascript, postgres</text:span></text:p>
      <text:p text:style-name="P2"><text:span text:style-name="T4"/></text:p>
      <text:p text:style-name="P2">8. Como vai quebrar as entregas (9 entregas)?</text:p>
      <text:list xml:id="list3308734609" text:style-name="L3">
        <text:list-item>
          <text:p text:style-name="P3">Entrega 1: Login <text:span text:style-name="T14">e </text:span><text:span text:style-name="T16">r</text:span><text:span text:style-name="T14">ecuperação de senha</text:span></text:p>
        </text:list-item>
        <text:list-item>
          <text:p text:style-name="P6"><text:span text:style-name="T6">Entrega 2: </text:span><text:span text:style-name="T11">C</text:span><text:span text:style-name="T6">adastro do perfil pessoa</text:span></text:p>
        </text:list-item>
        <text:list-item>
          <text:p text:style-name="P6"><text:span text:style-name="T6">Entrega 3: </text:span><text:span text:style-name="T11">C</text:span><text:span text:style-name="T6">adastro d</text:span><text:span text:style-name="T11">a</text:span><text:span text:style-name="T6"> empresa</text:span></text:p>
        </text:list-item>
        <text:list-item>
          <text:p text:style-name="P5"><text:span text:style-name="T6">Entrega 4: Tela do perfil pessoal </text:span><text:span text:style-name="T9">(</text:span><text:span text:style-name="T10">editar perfil, excluir conta, logout</text:span><text:span text:style-name="T9">)</text:span></text:p>
        </text:list-item>
        <text:list-item>
          <text:p text:style-name="P4"><text:span text:style-name="T6">Entrega 5: Tela do perfil </text:span><text:span text:style-name="T9">empresa (editar, </text:span><text:span text:style-name="T11">excluir</text:span><text:span text:style-name="T9">)</text:span><text:span text:style-name="T6"> </text:span></text:p>
        </text:list-item>
        <text:list-item>
          <text:p text:style-name="P9"><text:span text:style-name="T4">Entrega 6: </text:span><text:span text:style-name="T8">Tela de vagas (</text:span><text:span text:style-name="T9">pesquisa por vagas e criação, </text:span><text:span text:style-name="T12">aplicar na vaga</text:span><text:span text:style-name="T8">)</text:span></text:p>
        </text:list-item>
        <text:list-item>
          <text:p text:style-name="P7"><text:span text:style-name="T10">Entrega 7: </text:span><text:span text:style-name="T12">Consultar candidatos aplicados + Minhas vagas</text:span></text:p>
        </text:list-item>
        <text:list-item>
          <text:p text:style-name="P8"><text:span text:style-name="T7">Entrega 8: </text:span><text:span text:style-name="T11">Chat </text:span><text:span text:style-name="T12">+ </text:span><text:span text:style-name="T11">Notificações</text:span></text:p>
        </text:list-item>
        <text:list-item>
          <text:p text:style-name="P10"><text:span text:style-name="T9">E</text:span><text:span text:style-name="T4">ntrega 9: </text:span><text:span text:style-name="T11">Fee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9:57:52.907903547</meta:creation-date>
    <dc:date>2022-08-03T21:26:40.684065427</dc:date>
    <meta:editing-duration>PT6M8S</meta:editing-duration>
    <meta:editing-cycles>1</meta:editing-cycles>
    <meta:document-statistic meta:table-count="0" meta:image-count="0" meta:object-count="0" meta:page-count="1" meta:paragraph-count="18" meta:word-count="165" meta:character-count="980" meta:non-whitespace-character-count="841"/>
    <meta:generator>LibreOffice/6.4.7.2$Linux_X86_64 LibreOffice_project/40$Build-2</meta:generator>
  </office:meta>
</office:document-meta>
</file>